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ConverterWMF2G2D.convert( Image src , Map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raphics2DImagePainterWMF.paint( Graphics2D g2d , Rectangle2D are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mageConverterWMF2G2D.getSourceFlav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2DImagePainterWMF.getImag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2DImagePainterWMF.Graphics2DImagePainterWMF( ImageWMF wm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ConverterWMF2G2D.getTargetFlav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